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205485" officeooo:paragraph-rsid="0013ce3b"/>
    </style:style>
    <style:style style:name="P2" style:family="paragraph" style:parent-style-name="Standard">
      <style:text-properties officeooo:paragraph-rsid="0013ce3b"/>
    </style:style>
    <style:style style:name="P3" style:family="paragraph" style:parent-style-name="Standard">
      <style:text-properties officeooo:rsid="0013ce3b" officeooo:paragraph-rsid="0013ce3b"/>
    </style:style>
    <style:style style:name="P4" style:family="paragraph" style:parent-style-name="Standard">
      <style:text-properties style:text-underline-style="solid" style:text-underline-width="auto" style:text-underline-color="font-color" officeooo:rsid="0014176b" officeooo:paragraph-rsid="0014176b"/>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14176b" officeooo:paragraph-rsid="0014176b"/>
    </style:style>
    <style:style style:name="T1" style:family="text">
      <style:text-properties officeooo:rsid="002054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12</text:p>
      <text:p text:style-name="P4"/>
      <text:p text:style-name="P2">–<text:span text:style-name="T1">Before Phase 1</text:span></text:p>
      <text:p text:style-name="P1">z</text:p>
      <text:p text:style-name="P1">a1</text:p>
      <text:p text:style-name="P1">a2</text:p>
      <text:p text:style-name="P1">a3</text:p>
      <text:p text:style-name="P1">a4</text:p>
      <text:p text:style-name="P1">a5</text:p>
      <text:p text:style-name="P1">a6</text:p>
      <text:p text:style-name="P1">a7</text:p>
      <text:p text:style-name="P1">a8</text:p>
      <text:p text:style-name="P1">a9</text:p>
      <text:p text:style-name="P1">z x11 x12 x13 x14 x15 x16 x21 x22 x23 x24 x25 x26 x31 x32 x33 x34 x35 x36 x41 x42 x43 x44 x45 x46 a1 a2 a3 a4 a5 a6 a7 a8 a9 rhs</text:p>
      <text:p text:style-name="P1">1.0 0.0 0.0 0.0 0.0 0.0 0.0 0.0 0.0 0.0 0.0 0.0 0.0 0.0 0.0 0.0 0.0 0.0 0.0 0.0 0.0 0.0 0.0 0.0 0.0 1.0 1.0 1.0 1.0 1.0 1.0 1.0 1.0 1.0 0 </text:p>
      <text:p text:style-name="P1">0.0 1.0 1.0 1.0 1.0 1.0 1.0 0.0 0.0 0.0 0.0 0.0 0.0 0.0 0.0 0.0 0.0 0.0 0.0 0.0 0.0 0.0 0.0 0.0 0.0 1.0 0.0 0.0 0.0 0.0 0.0 0.0 0.0 0.0 24 </text:p>
      <text:p text:style-name="P1">0.0 0.0 0.0 0.0 0.0 0.0 0.0 1.0 1.0 1.0 1.0 1.0 1.0 0.0 0.0 0.0 0.0 0.0 0.0 0.0 0.0 0.0 0.0 0.0 0.0 0.0 1.0 0.0 0.0 0.0 0.0 0.0 0.0 0.0 18 </text:p>
      <text:p text:style-name="P1">0.0 0.0 0.0 0.0 0.0 0.0 0.0 0.0 0.0 0.0 0.0 0.0 0.0 1.0 1.0 1.0 1.0 1.0 1.0 0.0 0.0 0.0 0.0 0.0 0.0 0.0 0.0 1.0 0.0 0.0 0.0 0.0 0.0 0.0 22 </text:p>
      <text:p text:style-name="P1">0.0 1.0 0.0 0.0 0.0 0.0 0.0 1.0 0.0 0.0 0.0 0.0 0.0 1.0 0.0 0.0 0.0 0.0 0.0 1.0 1.0 1.0 1.0 1.0 1.0 0.0 0.0 0.0 1.0 0.0 0.0 0.0 0.0 0.0 16 </text:p>
      <text:p text:style-name="P1">0.0 0.0 1.0 0.0 0.0 0.0 0.0 0.0 1.0 0.0 0.0 0.0 0.0 0.0 1.0 0.0 0.0 0.0 0.0 0.0 1.0 0.0 0.0 0.0 0.0 0.0 0.0 0.0 0.0 1.0 0.0 0.0 0.0 0.0 13 </text:p>
      <text:p text:style-name="P1">0.0 0.0 0.0 1.0 0.0 0.0 0.0 0.0 0.0 1.0 0.0 0.0 0.0 0.0 0.0 1.0 0.0 0.0 0.0 0.0 0.0 1.0 0.0 0.0 0.0 0.0 0.0 0.0 0.0 0.0 1.0 0.0 0.0 0.0 12 </text:p>
      <text:p text:style-name="P1">0.0 0.0 0.0 0.0 1.0 0.0 0.0 0.0 0.0 0.0 1.0 0.0 0.0 0.0 0.0 0.0 1.0 0.0 0.0 0.0 0.0 0.0 1.0 0.0 0.0 0.0 0.0 0.0 0.0 0.0 0.0 1.0 0.0 0.0 10 </text:p>
      <text:p text:style-name="P1">0.0 0.0 0.0 0.0 0.0 1.0 0.0 0.0 0.0 0.0 0.0 1.0 0.0 0.0 0.0 0.0 0.0 1.0 0.0 0.0 0.0 0.0 0.0 1.0 0.0 0.0 0.0 0.0 0.0 0.0 0.0 0.0 1.0 0.0 4</text:p>
      <text:p text:style-name="P2"><text:span text:style-name="T1">0.0 0.0 0.0 0.0 0.0 0.0 1.0 0.0 0.0 0.0 0.0 0.0 1.0 0.0 0.0 0.0 0.0 0.0 1.0 0.0 0.0 0.0 0.0 0.0 1.0 0.0 0.0 0.0 0.0 0.0 0.0 0.0 0.0 1.0 15</text:span></text:p>
      <text:p text:style-name="P2"/>
      <text:p text:style-name="P3">-After phase 1</text:p>
      <text:p text:style-name="P3">1.0 0.0 0.0 0.0 0.0 0.0 0.0 0.0 0.0 0.0 0.0 0.0 0.0 0.0 0.0 0.0 0.0 0.0 0.0 0.0 0.0 0.0 0.0 0.0 0.0 1.0 1.0 1.0 1.0 1.0 1.0 1.0 1.0 1.0 0.0 </text:p>
      <text:p text:style-name="P3">0.0 0.0 1.0 0.0 0.0 0.0 0.0 0.0 1.0 0.0 0.0 0.0 0.0 0.0 1.0 0.0 0.0 0.0 0.0 0.0 1.0 0.0 0.0 0.0 0.0 0.0 0.0 0.0 0.0 1.0 0.0 0.0 0.0 0.0 13.0 </text:p>
      <text:p text:style-name="P3">0.0 0.0 0.0 0.0 1.0 0.0 0.0 0.0 0.0 0.0 1.0 0.0 0.0 0.0 0.0 0.0 1.0 0.0 0.0 0.0 0.0 0.0 1.0 0.0 0.0 0.0 0.0 0.0 0.0 0.0 0.0 1.0 0.0 0.0 10.0 </text:p>
      <text:p text:style-name="P3">0.0 0.0 0.0 0.0 0.0 0.0 1.0 0.0 0.0 0.0 0.0 0.0 1.0 0.0 0.0 0.0 0.0 0.0 1.0 0.0 0.0 0.0 0.0 0.0 1.0 0.0 0.0 0.0 0.0 0.0 0.0 0.0 0.0 1.0 15.0 </text:p>
      <text:p text:style-name="P3">0.0 1.0 0.0 1.0 1.0 1.0 1.0 0.0 -1.0 0.0 0.0 0.0 0.0 0.0 -1.0 0.0 0.0 0.0 0.0 0.0 -1.0 0.0 0.0 0.0 0.0 1.0 0.0 0.0 0.0 -1.0 0.0 0.0 0.0 0.0 11.0 </text:p>
      <text:p text:style-name="P3">0.0 0.0 0.0 -2.0 -2.0 -2.0 -2.0 2.0 2.0 0.0 0.0 0.0 0.0 2.0 2.0 0.0 0.0 0.0 0.0 1.0 2.0 0.0 0.0 0.0 0.0 -1.0 1.0 1.0 1.0 1.0 -1.0 -1.0 -1.0 -1.0 4.0 </text:p>
      <text:p text:style-name="P3">0.0 0.0 0.0 0.0 -1.0 0.0 0.0 1.0 1.0 1.0 0.0 1.0 1.0 0.0 0.0 0.0 -1.0 0.0 0.0 0.0 0.0 0.0 -1.0 0.0 0.0 0.0 1.0 0.0 0.0 0.0 0.0 -1.0 0.0 0.0 8.0 </text:p>
      <text:p text:style-name="P3">0.0 0.0 0.0 0.0 0.0 -1.0 -1.0 0.0 0.0 0.0 0.0 -1.0 -1.0 1.0 1.0 1.0 1.0 0.0 0.0 0.0 0.0 0.0 0.0 -1.0 -1.0 0.0 0.0 1.0 0.0 0.0 0.0 0.0 -1.0 -1.0 3.0 </text:p>
      <text:p text:style-name="P3">0.0 0.0 0.0 0.0 0.0 1.0 0.0 0.0 0.0 0.0 0.0 1.0 0.0 0.0 0.0 0.0 0.0 1.0 0.0 0.0 0.0 0.0 0.0 1.0 0.0 0.0 0.0 0.0 0.0 0.0 0.0 0.0 1.0 0.0 4.0 </text:p>
      <text:p text:style-name="P3">0.0 0.0 0.0 1.0 1.0 1.0 1.0 -1.0 -1.0 0.0 0.0 0.0 0.0 -1.0 -1.0 0.0 0.0 0.0 0.0 0.0 0.0 1.0 1.0 1.0 1.0 0.0 -1.0 -1.0 0.0 0.0 1.0 1.0 1.0 1.0 1.0</text:p>
      <text:p text:style-name="P3"><text:soft-page-break/>-After Phase 2</text:p>
      <text:p text:style-name="P3">z</text:p>
      <text:p text:style-name="P3">x22</text:p>
      <text:p text:style-name="P3">x34</text:p>
      <text:p text:style-name="P3">x42</text:p>
      <text:p text:style-name="P3">x11</text:p>
      <text:p text:style-name="P3">x32</text:p>
      <text:p text:style-name="P3">x13</text:p>
      <text:p text:style-name="P3">x26</text:p>
      <text:p text:style-name="P3">x35</text:p>
      <text:p text:style-name="P3">x43</text:p>
      <text:p text:style-name="P3">z <text:s text:c="4"/>x11 <text:s/>x12 <text:s/>x13 <text:s/>x14 <text:s/>x15 <text:s/>x16 <text:s/>x21 <text:s/>x22 <text:s/>x23 <text:s/>x24 <text:s/>x25 <text:s/>x26 <text:s/>x31 <text:s/>x32 <text:s/>x33 <text:s/>x34 <text:s/>x35 <text:s/>x36 <text:s/>x41 <text:s/>x42 <text:s/>x43 <text:s/>x44 <text:s/>x45 <text:s/>x46 <text:s/>rhs</text:p>
      <text:p text:style-name="P3">1.0 12.0 7.0 <text:s text:c="3"/>0.0 <text:s/>13.0 11.0 <text:s/>7.0 <text:s text:c="2"/>12.0 0.0 <text:s/>1.0 <text:s text:c="2"/>10.0 <text:s/>6.0 <text:s text:c="2"/>0.0 <text:s text:c="2"/>14.0 0.0 <text:s text:c="2"/>3.0 <text:s text:c="2"/>0.0 <text:s text:c="2"/>0.0 <text:s text:c="2"/>7.0 <text:s/>15.0 <text:s/>0.0 <text:s text:c="2"/>0.0 <text:s text:c="2"/>0.0 <text:s text:c="2"/>3.0 <text:s text:c="2"/>6.0 <text:s text:c="2"/>-588.0 </text:p>
      <text:p text:style-name="P3">0.0 <text:s/>0.0 <text:s text:c="2"/>0.0 <text:s text:c="2"/>0.0 <text:s/>0.0 <text:s text:c="2"/>0.0 <text:s text:c="2"/>-1.0 <text:s text:c="2"/>1.0 <text:s/>1.0 <text:s text:c="2"/>1.0 <text:s text:c="2"/>1.0 <text:s text:c="2"/>1.0 <text:s text:c="2"/>0.0 <text:s text:c="2"/>0.0 <text:s text:c="2"/>0.0 <text:s text:c="2"/>0.0 <text:s text:c="2"/>0.0 <text:s text:c="2"/>0.0 <text:s text:c="2"/>-1.0 <text:s/>0.0 <text:s text:c="2"/>0.0 <text:s text:c="2"/>0.0 <text:s text:c="2"/>0.0 <text:s text:c="2"/>0.0 <text:s/>-1.0 <text:s text:c="2"/>3.0 </text:p>
      <text:p text:style-name="P3">0.0 <text:s/>0.0 <text:s text:c="2"/>0.0 <text:s text:c="2"/>0.0 <text:s/>1.0 <text:s text:c="2"/>0.0 <text:s text:c="3"/>0.0 <text:s text:c="3"/>0.0 <text:s/>0.0 <text:s text:c="2"/>0.0 <text:s/>1.0 <text:s text:c="3"/>0.0 <text:s text:c="2"/>0.0 <text:s text:c="2"/>0.0 <text:s text:c="2"/>0.0 <text:s text:c="2"/>0.0 <text:s text:c="3"/>1.0 <text:s/>0.0 <text:s text:c="4"/>0.0 <text:s/>0.0 <text:s text:c="2"/>0.0 <text:s text:c="2"/>0.0 <text:s text:c="2"/>1.0 <text:s text:c="2"/>0.0 <text:s text:c="2"/>0.0 <text:s text:c="2"/>10.0 </text:p>
      <text:p text:style-name="P3">0.0 <text:s/>0.0 <text:s text:c="2"/>1.0 <text:s text:c="2"/>0.0 <text:s/>1.0 <text:s text:c="2"/>1.0 <text:s text:c="3"/>1.0 <text:s text:c="2"/>-1.0 <text:s/>0.0 -1.0 <text:s text:c="2"/>0.0 <text:s text:c="3"/>0.0 <text:s text:c="2"/>0.0 <text:s/>-1.0 <text:s/>0.0 <text:s/>-1.0 <text:s text:c="3"/>0.0 <text:s/>0.0 <text:s text:c="4"/>0.0 <text:s/>0.0 <text:s/>1.0 <text:s text:c="3"/>0.0 <text:s text:c="2"/>1.0 <text:s text:c="2"/>1.0 <text:s text:c="2"/>1.0 <text:s text:c="3"/>2.0 </text:p>
      <text:p text:style-name="P3">0.0 <text:s/>1.0 <text:s text:c="2"/>0.0 <text:s text:c="2"/>0.0 <text:s/>0.0 <text:s text:c="2"/>0.0 <text:s text:c="3"/>0.0 <text:s text:c="3"/>1.0 <text:s text:c="2"/>0.0 <text:s text:c="2"/>0.0 <text:s/>0.0 <text:s text:c="2"/>0.0 <text:s text:c="2"/>0.0 <text:s text:c="3"/>1.0 <text:s/>0.0 <text:s text:c="3"/>0.0 <text:s text:c="2"/>0.0 <text:s text:c="2"/>0.0 <text:s text:c="3"/>0.0 <text:s text:c="2"/>0.5 <text:s/>0.0 <text:s text:c="2"/>0.0 <text:s text:c="3"/>0.0 <text:s text:c="2"/>0.0 <text:s text:c="2"/>0.0 <text:tab/>13.0 </text:p>
      <text:p text:style-name="P3">0.0 <text:s/>0.0 <text:s text:c="2"/>0.0 <text:s text:c="2"/>0.0 -1.0 <text:s/>-1.0 <text:s text:c="2"/>0.0 <text:s text:c="4"/>0.0 <text:s text:c="2"/>0.0 <text:s text:c="2"/>0.0 -1.0 -1.0 <text:s text:c="2"/>0.0 <text:s text:c="3"/>1.0 1.0 <text:s text:c="3"/>1.0 <text:s text:c="3"/>0.0 <text:s text:c="2"/>0.0 <text:s text:c="2"/>1.0 <text:s text:c="3"/>0.0 <text:s/>0.0 <text:s text:c="2"/>0.0 <text:s text:c="2"/>-1.0 -1.0 <text:s text:c="2"/>0.0 <text:s text:c="3"/>8.0 </text:p>
      <text:p text:style-name="P3">0.0 <text:s text:c="2"/>0.0 <text:s/>1.0 <text:s text:c="2"/>1.0 <text:s/>1.0 <text:s text:c="2"/>1.0 <text:s text:c="3"/>1.0 <text:s text:c="2"/>-1.0 <text:s text:c="3"/>0.0 <text:s text:c="2"/>0.0 <text:s/>0.0 <text:s text:c="2"/>0.0 <text:s text:c="2"/>0.0 <text:s text:c="2"/>-1.0 0.0 <text:s text:c="3"/>0.0 <text:s text:c="3"/>0.0 <text:s text:c="2"/>0.0 <text:s text:c="2"/>0.0 <text:s text:c="2"/>-0.5 0.0 <text:s text:c="2"/>0.0 <text:s text:c="3"/>0.0 <text:s text:c="2"/>0.0 <text:s text:c="2"/>0.0 <text:s text:c="3"/>11.0 </text:p>
      <text:p text:style-name="P3">0.0 <text:s text:c="2"/>0.0 <text:s text:c="2"/>0.0 <text:s/>0.0 <text:s/>0.0 <text:s text:c="2"/>0.0 <text:s text:c="3"/>1.0 <text:s text:c="3"/>0.0 <text:s text:c="3"/>0.0 <text:s text:c="2"/>0.0 <text:s/>0.0 <text:s text:c="2"/>0.0 <text:s text:c="2"/>1.0 <text:s text:c="3"/>0.0 <text:s/>0.0 <text:s text:c="3"/>0.0 <text:s text:c="3"/>0.0 <text:s text:c="2"/>0.0 <text:s text:c="2"/>1.0 <text:s text:c="2"/>0.0 <text:s/>0.0 <text:s text:c="2"/>0.0 <text:s text:c="3"/>0.0 <text:s text:c="2"/>0.0 <text:s text:c="2"/>1.0 <text:s text:c="3"/>15.0 </text:p>
      <text:p text:style-name="P3">0.0 <text:s text:c="2"/>0.0 <text:s text:c="2"/>0.0 <text:s/>0.0 <text:s/>0.0 <text:s text:c="2"/>1.0 <text:s text:c="3"/>0.0 <text:s text:c="3"/>0.0 <text:s text:c="3"/>0.0 <text:s text:c="2"/>0.0 <text:s/>0.0 <text:s text:c="2"/>1.0 <text:s text:c="2"/>0.0 <text:s text:c="3"/>0.0 <text:s/>0.0 <text:s text:c="3"/>0.0 <text:s text:c="3"/>0.0 <text:s/>1.0 <text:s text:c="3"/>0.0 <text:s text:c="2"/>0.0 <text:s text:c="2"/>0.0 <text:s/>0.0 <text:s text:c="3"/>0.0 <text:s text:c="2"/>1.0 <text:s text:c="2"/>0.0 <text:s text:c="4"/>4.0 </text:p>
      <text:p text:style-name="P3">0.0 <text:s text:c="2"/>0.0 <text:s/>-1.0 <text:s/>0.0 -1.0 -1.0 <text:s text:c="2"/>-1.0 <text:s text:c="3"/>1.0 <text:s text:c="3"/>0.0 <text:s text:c="2"/>1.0 <text:s/>0.0 <text:s text:c="2"/>0.0 <text:s text:c="2"/>0.0 <text:s text:c="3"/>1.0 <text:s/>0.0 <text:s text:c="3"/>1.0 <text:s text:c="3"/>0.0 <text:s text:c="2"/>0.0 <text:s text:c="2"/>0.0 <text:s text:c="2"/>0.5 <text:s text:c="2"/>0.0 <text:s/>1.0 <text:s text:c="3"/>0.0 <text:s text:c="2"/>0.0 <text:s text:c="2"/>0.0 <text:s text:c="4"/>1.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Menendez</meta:initial-creator>
    <meta:creation-date>2014-05-05T11:12:30.394869096</meta:creation-date>
    <dc:date>2014-05-05T11:39:48.065899500</dc:date>
    <dc:creator>Oscar Menendez</dc:creator>
    <meta:editing-duration>PT2M1S</meta:editing-duration>
    <meta:editing-cycles>1</meta:editing-cycles>
    <meta:document-statistic meta:table-count="0" meta:image-count="0" meta:object-count="0" meta:page-count="2" meta:paragraph-count="56" meta:word-count="1051" meta:character-count="4784" meta:non-whitespace-character-count="3195"/>
    <meta:generator>LibreOffice/4.1.3.2$Linux_X86_64 LibreOffice_project/410m0$Build-2</meta:generator>
  </office:meta>
</office:document-meta>
</file>